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3.87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3.10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974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3.895cm" fo:break-before="auto" style:use-optimal-row-height="true"/>
    </style:style>
    <style:style style:name="ro16" style:family="table-row">
      <style:table-row-properties style:row-height="4.791cm" fo:break-before="auto" style:use-optimal-row-height="true"/>
    </style:style>
    <style:style style:name="ro17" style:family="table-row">
      <style:table-row-properties style:row-height="1.94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6.923cm" fo:break-before="auto" style:use-optimal-row-height="true"/>
    </style:style>
    <style:style style:name="ro20" style:family="table-row">
      <style:table-row-properties style:row-height="3.217cm" fo:break-before="auto" style:use-optimal-row-height="false"/>
    </style:style>
    <style:style style:name="ro21" style:family="table-row">
      <style:table-row-properties style:row-height="3.159cm" fo:break-before="auto" style:use-optimal-row-height="true"/>
    </style:style>
    <style:style style:name="ro22" style:family="table-row">
      <style:table-row-properties style:row-height="2.369cm" fo:break-before="auto" style:use-optimal-row-height="true"/>
    </style:style>
    <style:style style:name="ro23" style:family="table-row">
      <style:table-row-properties style:row-height="3.217cm" fo:break-before="auto" style:use-optimal-row-height="true"/>
    </style:style>
    <style:style style:name="ro24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21T13:19:55.82">
            <text:p>0421 <text:s/>1319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21T13:19:55.82">
            <text:p>0421 <text:s/>1319</text:p>
          </table:table-cell>
          <table:table-cell table:style-name="ce8" table:formula="of:=NOW()" office:value-type="date" office:date-value="2022-04-21T13:19:55.82">
            <text:p>0421 <text:s/>1319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21T13:19:55.82">
            <text:p>0421 <text:s/>1319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21T13:19:55.82">
            <text:p>0421 <text:s/>1319</text:p>
          </table:table-cell>
          <table:table-cell table:style-name="ce8" table:formula="of:=NOW()" office:value-type="date" office:date-value="2022-04-21T13:19:55.82">
            <text:p>0421 <text:s/>1319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(4/14). (1) 쳥명(4/5), 제 열(10) 날. (2) 차후(4/10-), 제 다섯(5) <text:s/>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소리를 낼 연습. &lt;1&gt; 갑 소리, 구멍 5에서 0까지. / 샤크 : &lt;1&gt; 각 구멍. `上げ` 와 `下げ` 를 연습. 3개가 아니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Padał. &lt;1&gt; obaj wewnątrz ogrodzenia. &lt;2&gt; najpierw, dałem jedzenie do Mike'a. (2) Podczas otwierania paczki, patrzę w ogrodzenie. Kuro nie była tam. &lt;1&gt; Myślałem, że Kuro mogłaby iść do miejsca Mike'a. &lt;2&gt; Ona nie tam także. &lt;3&gt; a potem, zauważyłem, że ona wychodzi z ogrodzenia wystającego. (3) Umieściłem parasol nad Kuro. &lt;1&gt; Po jedzenie, Kuro zszedła na ziemię. Toczenie się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 office:value-type="date" office:date-value="2022-04-17T13:16:27.61">
            <text:p>04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zesnastej marca. (16/4/2022) / Księ : Wiek : 14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دس عشر من شهر أبريل. \ الرابع شعر من رمضان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łapę Mike'a z ściany, trzymam ją, daję jej masaż na plecach, włożyłem ją na ścia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(4/16). (1) 쳥명(4/5), 제 열둘(12) 날. (2) 말후(4/15-), 제 둘 날. (3) 음녁(陰暦) 3월, 弥生(일본어 : やよい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서력 1917 : 러시아&gt; 레닌(Ле́нин) 이 러시아 페트로그라드로 돌아가기. 스위스에서. (2) &lt;서력 1929 : 일본&gt; 인본공산당의 사람들을 검거. (3) &lt;서력 2014 : 대한민국&gt; 여객선 세월호 침몰. &lt;1&gt; 사망 299 명, 실종 5 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근육 움직. &lt;1&gt; 의식을 특히 아랫 입술에 집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 office:value-type="date" office:date-value="2022-04-18T14:31:13.17">
            <text:p>041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iedemnastej marca. (17/4/2022) / Księ, wiek : 15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سابع عشر من شهر أبريل. \ الخام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wewnątrz ogrodzenia. (2) Kuro. Dałem ją paczkę. Na chwilę pochyliła jej głowę nad jedzeniem. A potem idzie do rogu. Nie j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17). (1) 쳥명(4/5), 제 열셋(13) 날. (2) 말후(4/15-), 제 셋 날. (3) 음력 3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대갑 소리. 구멍 2 와 3. &lt;1&gt; 다시 새로운 입술 형태를 발견. &lt;2&gt; 아랫 입술을 피리 본체에 딱 붙인다. &lt;3&gt; 윗입술은 중심으로 맞춘다. 흐르는 공기를 누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 office:value-type="date" office:date-value="2022-04-19T14:11:43.88">
            <text:p>04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osiemnastej marca. (18/4/2022) / (1) Księ, wiek : 16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من عشر من شهر أبريل \ الساد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&lt;1&gt; obaj nie w miejscu kryjówki za ścianią jedzenia. (2) Poszedłem na zachodny działce. Nie tam także. (3) Po chwilę, jednak, Mike przychodziła. (4) Wróciłem do parku. &lt;1&gt; najpierw, dałem Mike'owi jedzenie przez ogrodzenie. &lt;2&gt; Mike nie przychodzi. Deszcz spada w tej lokalizacji, pomimo ogrodzenia. (5) jak dla Kuro'a, ona nie nawet próbuje przyjść. (6) Myśl przychodzi do mojej głowy. &lt;1&gt; Poruszę do drogi dla pieszych, która jest na południowej stronie kryjówki. &lt;2&gt; Tam, gdzie Kuro jest, dałem Kuro'owi jedzenie. &lt;3&gt; Mike przychodzi także. Dałem jej też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8). (1) 쳥명(4/5), 제 열넷 날. (2) 말후(4/15-), 제 넷(4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sombuluko[poniedzial`ek / ayisishiyagalombili[osiem / eziyishumi[dziesia_t / eleshumi[dziesia_ty / UMbasa[kwiecien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하나 소리에서 다른 소리로 옮겨갈 때, 그 다른 소리가 매끄럽게 나오는 것에 뜻을 배려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반둥 회의 개최. 인도네시아 반둥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0T12:31:07.819999">
            <text:p>042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więtnastej marca. (19/4) (1) Księ, wiek : 17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تاسع عشر من شهر أبريل \ السابع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9). (1) 쳥명(4/5), 제 열다섯(15) 날. (2) 말후(4/15-), 제 다섯(5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&lt;1&gt; Była w miejscu, w pobliżu schodów. &lt;2&gt; Wyszedła z ogrodzenia budynku siłowny. Toczenie się. (3) wkrótce, Mike zaczyna płakać. &lt;1&gt; Chwytam ją, podbiegam do ściany jedzeni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&lt;1&gt; 대갑 소리. 구멍 4 와 3. (2) 구멍 3에 관해. 다시 입술의 새로운 형태를 발견했다. &lt;1&gt; 구멍 4 때 사용하는 형태과 같다. &lt;2&gt; 단, 입술의 움츠리는(すぼめる) 정도, 방향이 다르다. &lt;3&gt; 위상기하(位相幾何)의 관점에서는 같다. <text:s/>/ [샤쿠] (1) 연습 없음. &lt;1&gt; 원래, 치과 의사에 갈 여정이었다. &lt;2&gt; 평상의 시간 배분법으로는 연습은 할 수 없었다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[astronomia] (1) Arktur. &lt;1&gt; Przesunięcie ku czerwieni : -1,7E-5, tzn, zbliża się do ziemi. (2) Syriusz &lt;1&gt; Przesunięcie : -1,8E-5. (3) Rozmiar kątowy. &lt;1&gt; Arktur : 21,0E-3 (4) Wiek : &lt;1&gt; Syriusz (天狼星) : A : 2,25-2,50E+7 (10 mill) &lt;2&gt; Arktur (chiński : 大角星) : 7.1E+9 (bil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0&gt; 하타 사하치로어(일본인 : 秦佐八郎) 와 파울 에를리히(독일인) 가 살발산(인본어 : サルバルサン) 을 발견. (2) &lt;1960:대한민국&gt; 4-19 혁명. 시위 시작. (3) &lt;1943:폴란드&gt; 바르샤바 게토 봉기(蜂起) 시작. (4) &lt;1810:베네수엘라&gt; 독립선언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1T12:12:42.25">
            <text:p>042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wunastej marca (20/4) / Księ : wiek, to jest 18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الأربعاء، العشرين(٢٠) من أبريل \ الثامن عشر (١٨)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0). (1) 곡우(穀雨, 4/20), 제 하나 날. (2) 칠십이후(七十二候), 초후(4/20~). &lt;1&gt; 일본, `葭始生`. (갈대[葭. 발음 : 여시] 가 싹트기 시작한다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thathu[s`roda / amashumi[kilkadziesia_t amabili[dwa / isimo[sytuacja sezulu[pogoda / imvula[deszcz / kusihlwa[wieczorem;저녁에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Kuro. &lt;1&gt; Na ścianie, na środku między schodami a ogrodzeniem wystającym. &lt;2&gt; Przychodziła do miejsca jedzenia. Patrzy na mnie. &lt;3&gt; Chwyciłem ją i trzymam w moich ramionach. (3) Mike. Nie zeszł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대갑 소리, 구멍 4. &lt;1&gt; 힘을 입술에 들어가지 않아도, 소리가 난다. <text:s/>(2) 대갑, 구멍 5. &lt;1&gt; 이 구멍도 힘을 들어가지 않아도, 숨을 불면, 곧 소리가 났다. / 샤쿠 : (1) 연습. 각 구멍, 소리 내기. (2) 작곡. 간단한 멜로디. (3) 연습. 갑소리 내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[astronomia] (1) Syriusz. &lt;1&gt; Wiek, to jest około 250 millionów lat. &lt;2&gt; W tabele stratygraficzną, 250 mil lat temu, to jest triasem. &lt;2&gt; W tabele stratygraficzną, 250 mil lat temu, to jest triasem, które jest po Perm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4 셔력 : 미국&gt; 루드로 학살. 콜로라도주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21T13:19:52.36">
            <text:p>2022/4/21 13:19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4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1">2022/04/21</text:date>, <text:time>13:19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21T13:19:55.48</dc:date>
    <dc:creator>iwabuchi ken</dc:creator>
    <meta:editing-duration>P17DT12H56M32S</meta:editing-duration>
    <meta:editing-cycles>2408</meta:editing-cycles>
    <meta:generator>OpenOffice/4.1.3$Win32 OpenOffice.org_project/413m1$Build-9783</meta:generator>
    <meta:document-statistic meta:table-count="2" meta:cell-count="868" meta:object-count="0"/>
  </office:meta>
</office:document-meta>
</file>